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 New Roman1" svg:font-family="'Times New Roman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Table_20_Contents">
      <style:text-properties style:font-name="Tahoma"/>
    </style:style>
    <style:style style:name="P4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Standard2">
      <style:text-properties fo:font-weight="bold" style:font-weight-asian="bold" style:font-weight-complex="bold"/>
    </style:style>
    <style:style style:name="P7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use-window-font-color="true" fo:font-weight="bold" style:font-weight-asian="bold" style:font-weight-complex="bold"/>
    </style:style>
    <style:style style:name="P10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11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e0fce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9270768" text:id="ct49270768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49181296" text:id="ct49181296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49472752" text:id="ct49472752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49905472" text:id="ct4990547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49004512" text:id="ct49004512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48912128" text:id="ct4891212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50113936" text:id="ct5011393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48904032" text:id="ct48904032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50843344" text:id="ct5084334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0567680" text:id="ct505676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1056640" text:id="ct5105664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49300896" text:id="ct4930089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48410464" text:id="ct484104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48816512" text:id="ct48816512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49116160" text:id="ct4911616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48839712" text:id="ct48839712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49101440" text:id="ct49101440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48843744" text:id="ct48843744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éance du <text:change-start text:change-id="ct49270768"/>self.Title()<text:change-end text:change-id="ct49270768"/><text:span text:style-name="T1"><text:line-break/></text:span></text:p>
      <text:p text:style-name="P11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10">Observations :</text:p>
      <text:p text:style-name="P10"><office:annotation><dc:creator>Auteur inconnu</dc:creator><dc:date>2016-03-09T15:45:51.835137888</dc:date><text:p><text:span text:style-name="T7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change-start text:change-id="ct49181296"/>meetingConfig.Title()<text:change-end text:change-id="ct49181296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49472752"/><text:span text:style-name="T2">self.getFirstItemNumber()+item[0]</text:span><text:change-end text:change-id="ct49472752"/></text:p>
          </table:table-cell>
          <table:table-cell table:style-name="Tableau3.B1" office:value-type="string">
            <text:p text:style-name="P4"><text:change-start text:change-id="ct49905472"/>item[1].Title()<text:change-end text:change-id="ct49905472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2"><text:span text:style-name="T10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2"><text:span text:style-name="T10">do text if item[1].getObservations()</text:span></text:p><text:p text:style-name="P12"><text:span text:style-name="T10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49004512"/><text:span text:style-name="T2">self.getFirstItemNumber()+len(self.adapted().getPrintableItems(itemUids=itemUids, ignore_review_states</text:span><text:soft-page-break/><text:span text:style-name="T2">=['delayed', ]))+item[0]</text:span><text:change-end text:change-id="ct49004512"/></text:p>
          </table:table-cell>
          <table:table-cell table:style-name="Tableau2.A1" office:value-type="string">
            <text:p text:style-name="P5"><text:change-start text:change-id="ct48912128"/>item[1].Title()<text:change-end text:change-id="ct48912128"/></text:p>
            <text:p text:style-name="P3"><office:annotation><dc:date>2008-08-18T00:00:00</dc:date><text:p>do text if self.adapted().isDecided()</text:p><text:p>from xhtml(item[1].getDeliberation())</text:p></office:annotation>Decision</text:p>
            <text:p text:style-name="P3"><text:span text:style-name="T3"><text:line-break/></text:span><text:span text:style-name="T3"><office:annotation><dc:creator>Gauthier Bastien</dc:creator><dc:date>2011-03-09T10:36:11</dc:date><text:p text:style-name="P12"><text:span text:style-name="T10">do text if item[1].getObservations()</text:span></text:p></office:annotation></text:span><text:span text:style-name="T3">Interventions :</text:span></text:p>
            <text:p text:style-name="P3"><text:span text:style-name="T3"><office:annotation><dc:creator>Gauthier Bastien</dc:creator><dc:date>2011-03-09T10:36:11</dc:date><text:p text:style-name="P12"><text:span text:style-name="T10">do text if item[1].getObservations()</text:span></text:p><text:p text:style-name="P12"><text:span text:style-name="T10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office:annotation><dc:creator>Gauthier Bastien</dc:creator><dc:date>2013-01-17T14:54:09</dc:date><text:p text:style-name="P12"><text:span text:style-name="T9">do text if self.getSignatures()</text:span></text:p></office:annotation><text:change-start text:change-id="ct50113936"/>self.getSignatures().split('\n')[0]<text:change-end text:change-id="ct50113936"/></text:p>
            <text:p text:style-name="P6"><office:annotation><dc:creator>Gauthier Bastien</dc:creator><dc:date>2013-01-17T15:13:33</dc:date><text:p text:style-name="P12"><text:span text:style-name="T8">do text if not self.getSignatures()</text:span></text:p></office:annotation><text:change-start text:change-id="ct48904032"/>self.getSignatories(theObjects=True)[1].getGender()=='m' and 'Le' or 'La'<text:change-end text:change-id="ct48904032"/> <office:annotation><dc:creator>Gauthier Bastien</dc:creator><dc:date>2013-01-17T15:13:33</dc:date><text:p text:style-name="P12"><text:span text:style-name="T8">do text if not self.getSignatures()</text:span></text:p></office:annotation><text:change-start text:change-id="ct50843344"/>self.getSignatories(theObjects=True)[1].getDuty()<text:change-end text:change-id="ct50843344"/></text:p>
          </table:table-cell>
          <table:table-cell table:style-name="Tableau1.A1" office:value-type="string">
            <text:p text:style-name="P7"><office:annotation><dc:creator>Gauthier Bastien</dc:creator><dc:date>2013-01-17T14:54:09</dc:date><text:p text:style-name="P12"><text:span text:style-name="T8">do text if self.getSignatures()</text:span></text:p></office:annotation><text:change-start text:change-id="ct50567680"/>self.getSignatures().split('\n')[2]<text:change-end text:change-id="ct50567680"/></text:p>
            <text:p text:style-name="P7"><office:annotation><dc:creator>Gauthier Bastien</dc:creator><dc:date>2013-01-17T15:13:33</dc:date><text:p text:style-name="P12"><text:span text:style-name="T8">do text if not self.getSignatures()</text:span></text:p></office:annotation><text:change-start text:change-id="ct51056640"/>self.getSignatories(theObjects=True)[0].getGender()=='m' and 'Le' or 'La'<text:change-end text:change-id="ct51056640"/> <office:annotation><dc:creator>Gauthier Bastien</dc:creator><dc:date>2013-01-17T15:13:33</dc:date><text:p text:style-name="P12"><text:span text:style-name="T8">do text if not self.getSignatures()</text:span></text:p></office:annotation><text:change-start text:change-id="ct49300896"/>self.getSignatories(theObjects=True)[0].getDuty()<text:change-end text:change-id="ct49300896"/></text:p>
          </table:table-cell>
        </table:table-row>
        <table:table-row>
          <table:table-cell table:style-name="Tableau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6"><text:change-start text:change-id="ct48410464"/><office:annotation><dc:creator>Gauthier Bastien</dc:creator><dc:date>2013-01-17T14:54:09</dc:date><text:p text:style-name="P12"><text:span text:style-name="T9">do text if self.getSignatures()</text:span></text:p></office:annotation><text:change-end text:change-id="ct48410464"/><text:change-start text:change-id="ct48816512"/>self.getSignatures().split('\n')[1]<text:change-end text:change-id="ct48816512"/></text:p>
            <text:p text:style-name="P6"><office:annotation><dc:creator>Gauthier Bastien</dc:creator><dc:date>2013-01-17T15:13:33</dc:date><text:p text:style-name="P12"><text:span text:style-name="T8">do text if not self.getSignatures()</text:span></text:p></office:annotation><text:change-start text:change-id="ct49116160"/>self.getSignatories(theObjects=True)[1].Title()<text:change-end text:change-id="ct49116160"/></text:p>
          </table:table-cell>
          <table:table-cell table:style-name="Tableau1.A1" office:value-type="string">
            <text:p text:style-name="P7"><text:change-start text:change-id="ct48839712"/><office:annotation><dc:creator>Gauthier Bastien</dc:creator><dc:date>2013-01-17T14:54:09</dc:date><text:p text:style-name="P12"><text:span text:style-name="T9">do text if self.getSignatures()</text:span></text:p></office:annotation><text:change-end text:change-id="ct48839712"/><text:change-start text:change-id="ct49101440"/>self.getSignatures().split('\n')[3]<text:change-end text:change-id="ct49101440"/></text:p>
            <text:p text:style-name="P7"><office:annotation><dc:creator>Gauthier Bastien</dc:creator><dc:date>2013-01-17T15:13:33</dc:date><text:p text:style-name="P12"><text:span text:style-name="T8">do text if not self.getSignatures()</text:span></text:p></office:annotation><text:change-start text:change-id="ct48843744"/>self.getSignatories(theObjects=True)[0].Title()<text:change-end text:change-id="ct488437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 New Roman1" svg:font-family="'Times New Roman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31</meta:editing-cycles>
    <meta:editing-duration>PT19M31S</meta:editing-duration>
    <meta:initial-creator>Gauthier Bastien</meta:initial-creator>
    <dc:date>2016-03-09T15:48:51.522383263</dc:date>
    <meta:document-statistic meta:table-count="3" meta:image-count="0" meta:object-count="0" meta:page-count="2" meta:paragraph-count="25" meta:word-count="52" meta:character-count="872" meta:non-whitespace-character-count="840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